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90000010A2E21B565.png" manifest:media-type="image/png"/>
  <manifest:file-entry manifest:full-path="Pictures/10000000000002DF000000A81143057A.png" manifest:media-type="image/png"/>
  <manifest:file-entry manifest:full-path="Pictures/10000000000002CF000000F2B628F67A.png" manifest:media-type="image/png"/>
  <manifest:file-entry manifest:full-path="Pictures/10000000000002D3000000E8AFA9D004.png" manifest:media-type="image/png"/>
  <manifest:file-entry manifest:full-path="Pictures/10000000000002CB0000010C2E4DD269.png" manifest:media-type="image/png"/>
  <manifest:file-entry manifest:full-path="Pictures/10000000000002D00000012B4C49DD98.png" manifest:media-type="image/png"/>
  <manifest:file-entry manifest:full-path="Pictures/10000000000002DE0000006AA42825DB.png" manifest:media-type="image/png"/>
  <manifest:file-entry manifest:full-path="Pictures/10000000000002DA000000EDCA2BAF1B.png" manifest:media-type="image/png"/>
  <manifest:file-entry manifest:full-path="Pictures/10000000000002DB0000012F7914A56D.png" manifest:media-type="image/png"/>
  <manifest:file-entry manifest:full-path="Pictures/10000000000002D0000001D1B29489D0.png" manifest:media-type="image/png"/>
  <manifest:file-entry manifest:full-path="Pictures/10000000000002E4000000D02041E7EA.png" manifest:media-type="image/png"/>
  <manifest:file-entry manifest:full-path="Pictures/10000000000002E2000000E12AF09A9C.png" manifest:media-type="image/png"/>
  <manifest:file-entry manifest:full-path="Pictures/10000000000002CC000000A717CDB6BD.png" manifest:media-type="image/png"/>
  <manifest:file-entry manifest:full-path="Pictures/10000000000002E2000000E9272F7AAD.png" manifest:media-type="image/png"/>
  <manifest:file-entry manifest:full-path="Pictures/10000000000002DE0000016ABB03C49F.png" manifest:media-type="image/png"/>
  <manifest:file-entry manifest:full-path="Pictures/10000000000002D2000000AC45F6F7B7.png" manifest:media-type="image/png"/>
  <manifest:file-entry manifest:full-path="Pictures/10000000000002DF000000CEC7E9DF70.png" manifest:media-type="image/png"/>
  <manifest:file-entry manifest:full-path="Pictures/10000000000002D5000001527A28A353.png" manifest:media-type="image/png"/>
  <manifest:file-entry manifest:full-path="Pictures/10000000000002E10000014AEBE2BFA8.png" manifest:media-type="image/png"/>
  <manifest:file-entry manifest:full-path="Pictures/10000000000002D400000110C86AE6F7.png" manifest:media-type="image/png"/>
  <manifest:file-entry manifest:full-path="Pictures/10000000000002DD000000CCE0260B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8.702cm" table:align="margins" style:shadow="none" style:may-break-between-rows="true" table:border-model="collapsing"/>
    </style:style>
    <style:style style:name="Tabla1.A" style:family="table-column">
      <style:table-column-properties style:column-width="16.787cm" style:rel-column-width="38329*"/>
    </style:style>
    <style:style style:name="Tabla1.B" style:family="table-column">
      <style:table-column-properties style:column-width="11.915cm" style:rel-column-width="27206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44ed" officeooo:paragraph-rsid="000444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44ed" officeooo:paragraph-rsid="000839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c478" officeooo:paragraph-rsid="0005c4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c478" officeooo:paragraph-rsid="00099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01d2" officeooo:paragraph-rsid="000601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1" draw:name="Imagen1" text:anchor-type="char" svg:width="11.462cm" svg:height="4.182cm" draw:z-index="20"><draw:image xlink:href="Pictures/10000000000002D90000010A2E21B565.png" xlink:type="simple" xlink:show="embed" xlink:actuate="onLoad" draw:mime-type="image/png"/></draw:frame></text:p>
          </table:table-cell>
          <table:table-cell table:style-name="Tabla1.B1" office:value-type="string">
            <text:p text:style-name="P2"><draw:frame draw:style-name="fr1" draw:name="Imagen2" text:anchor-type="char" svg:width="11.206cm" svg:height="2.561cm" draw:z-index="19"><draw:image xlink:href="Pictures/10000000000002DF000000A81143057A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"><draw:frame draw:style-name="fr2" draw:name="Imagen3" text:anchor-type="char" svg:x="1.972cm" svg:y="0cm" svg:width="12.702cm" svg:height="4.274cm" draw:z-index="18"><draw:image xlink:href="Pictures/10000000000002CF000000F2B628F67A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1" draw:name="Imagen4" text:anchor-type="char" svg:width="11.185cm" svg:height="4.193cm" draw:z-index="17"><draw:image xlink:href="Pictures/10000000000002CB0000010C2E4DD269.png" xlink:type="simple" xlink:show="embed" xlink:actuate="onLoad" draw:mime-type="image/png"/></draw:frame></text:p>
          </table:table-cell>
        </table:table-row>
        <table:table-row>
          <table:table-cell table:style-name="Tabla1.A2" office:value-type="string">
            <text:p text:style-name="P1"><draw:frame draw:style-name="fr3" draw:name="Imagen5" text:anchor-type="char" svg:width="11.374cm" svg:height="4.724cm" draw:z-index="16"><draw:image xlink:href="Pictures/10000000000002D00000012B4C49DD98.png" xlink:type="simple" xlink:show="embed" xlink:actuate="onLoad" draw:mime-type="image/png"/></draw:frame></text:p>
          </table:table-cell>
          <table:table-cell table:style-name="Tabla1.B2" office:value-type="string">
            <text:p text:style-name="P2"><draw:frame draw:style-name="fr4" draw:name="Imagen6" text:anchor-type="char" svg:width="10.964cm" svg:height="4.544cm" draw:z-index="15"><draw:image xlink:href="Pictures/10000000000002DB0000012F7914A56D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1.A2" office:value-type="string">
            <text:p text:style-name="P1"><draw:frame draw:style-name="fr3" draw:name="Imagen7" text:anchor-type="char" svg:width="13.132cm" svg:height="4.214cm" draw:z-index="14"><draw:image xlink:href="Pictures/10000000000002D3000000E8AFA9D004.png" xlink:type="simple" xlink:show="embed" xlink:actuate="onLoad" draw:mime-type="image/png"/></draw:frame></text:p>
          </table:table-cell>
          <table:table-cell table:style-name="Tabla1.B2" office:value-type="string">
            <text:p text:style-name="P3"><draw:frame draw:style-name="fr4" draw:name="Imagen8" text:anchor-type="char" svg:width="11.25cm" svg:height="3.651cm" draw:z-index="13"><draw:image xlink:href="Pictures/10000000000002DA000000EDCA2BAF1B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5" draw:name="Imagen9" text:anchor-type="char" svg:width="11.494cm" svg:height="7.422cm" draw:z-index="12"><draw:image xlink:href="Pictures/10000000000002D0000001D1B29489D0.png" xlink:type="simple" xlink:show="embed" xlink:actuate="onLoad" draw:mime-type="image/png"/></draw:frame></text:p>
          </table:table-cell>
          <table:table-cell table:style-name="Tabla1.B2" office:value-type="string">
            <text:p text:style-name="P4"><draw:frame draw:style-name="fr5" draw:name="Imagen10" text:anchor-type="char" svg:width="11.723cm" svg:height="3.295cm" draw:z-index="11"><draw:image xlink:href="Pictures/10000000000002E4000000D02041E7EA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5" draw:name="Imagen11" text:anchor-type="char" svg:width="13.891cm" svg:height="4.233cm" draw:z-index="10"><draw:image xlink:href="Pictures/10000000000002E2000000E12AF09A9C.png" xlink:type="simple" xlink:show="embed" xlink:actuate="onLoad" draw:mime-type="image/png"/></draw:frame></text:p>
          </table:table-cell>
          <table:table-cell table:style-name="Tabla1.B2" office:value-type="string">
            <text:p text:style-name="P5"><draw:frame draw:style-name="fr6" draw:name="Imagen12" text:anchor-type="char" svg:width="11.723cm" svg:height="2.734cm" draw:z-index="9"><draw:image xlink:href="Pictures/10000000000002CC000000A717CDB6BD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5" draw:name="Imagen13" text:anchor-type="char" svg:width="14.762cm" svg:height="4.66cm" draw:z-index="8"><draw:image xlink:href="Pictures/10000000000002E2000000E9272F7AAD.png" xlink:type="simple" xlink:show="embed" xlink:actuate="onLoad" draw:mime-type="image/png"/></draw:frame></text:p>
          </table:table-cell>
          <table:table-cell table:style-name="Tabla1.B2" office:value-type="string">
            <text:p text:style-name="P5"><draw:frame draw:style-name="fr5" draw:name="Imagen14" text:anchor-type="char" svg:width="10.871cm" svg:height="5.36cm" draw:z-index="7"><draw:image xlink:href="Pictures/10000000000002DE0000016ABB03C49F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5" draw:name="Imagen15" text:anchor-type="char" svg:width="12.527cm" svg:height="2.983cm" draw:z-index="6"><draw:image xlink:href="Pictures/10000000000002D2000000AC45F6F7B7.png" xlink:type="simple" xlink:show="embed" xlink:actuate="onLoad" draw:mime-type="image/png"/></draw:frame></text:p>
          </table:table-cell>
          <table:table-cell table:style-name="Tabla1.B2" office:value-type="string">
            <text:p text:style-name="P5"><draw:frame draw:style-name="fr6" draw:name="Imagen16" text:anchor-type="char" svg:width="11.723cm" svg:height="3.284cm" draw:z-index="5"><draw:image xlink:href="Pictures/10000000000002DF000000CEC7E9DF70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5" draw:name="Imagen17" text:anchor-type="char" svg:width="11.442cm" svg:height="5.336cm" draw:z-index="4"><draw:image xlink:href="Pictures/10000000000002D5000001527A28A353.png" xlink:type="simple" xlink:show="embed" xlink:actuate="onLoad" draw:mime-type="image/png"/></draw:frame></text:p>
          </table:table-cell>
          <table:table-cell table:style-name="Tabla1.B2" office:value-type="string">
            <text:p text:style-name="P4"><draw:frame draw:style-name="fr7" draw:name="Imagen18" text:anchor-type="char" svg:width="11.723cm" svg:height="1.692cm" draw:z-index="3"><draw:image xlink:href="Pictures/10000000000002DE0000006AA42825DB.png" xlink:type="simple" xlink:show="embed" xlink:actuate="onLoad" draw:mime-type="image/png"/></draw:frame></text:p>
          </table:table-cell>
        </table:table-row>
        <text:soft-page-break/>
        <table:table-row table:style-name="Tabla1.5">
          <table:table-cell table:style-name="Tabla1.A2" office:value-type="string">
            <text:p text:style-name="P1"><draw:frame draw:style-name="fr5" draw:name="Imagen19" text:anchor-type="char" svg:width="11.118cm" svg:height="4.978cm" draw:z-index="2"><draw:image xlink:href="Pictures/10000000000002E10000014AEBE2BFA8.png" xlink:type="simple" xlink:show="embed" xlink:actuate="onLoad" draw:mime-type="image/png"/></draw:frame></text:p>
          </table:table-cell>
          <table:table-cell table:style-name="Tabla1.B2" office:value-type="string">
            <text:p text:style-name="P6"><draw:frame draw:style-name="fr6" draw:name="Imagen20" text:anchor-type="char" svg:width="11.723cm" svg:height="4.403cm" draw:z-index="1"><draw:image xlink:href="Pictures/10000000000002D400000110C86AE6F7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2" office:value-type="string">
            <text:p text:style-name="P1"><draw:frame draw:style-name="fr5" draw:name="Imagen21" text:anchor-type="char" svg:width="12.271cm" svg:height="3.413cm" draw:z-index="0"><draw:image xlink:href="Pictures/10000000000002DD000000CCE0260B8A.png" xlink:type="simple" xlink:show="embed" xlink:actuate="onLoad" draw:mime-type="image/png"/></draw:frame></text:p>
          </table:table-cell>
          <table:table-cell table:style-name="Tabla1.B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18:34:54.162774460</meta:creation-date>
    <dc:date>2025-04-15T11:25:17.685000000</dc:date>
    <meta:editing-duration>PT1H18M55S</meta:editing-duration>
    <meta:editing-cycles>9</meta:editing-cycles>
    <meta:generator>LibreOffice/24.8.5.2$Windows_X86_64 LibreOffice_project/fddf2685c70b461e7832239a0162a77216259f22</meta:generator>
    <meta:document-statistic meta:table-count="1" meta:image-count="21" meta:object-count="0" meta:page-count="4" meta:paragraph-count="0" meta:word-count="0" meta:character-count="0" meta:non-whitespace-character-count="0"/>
  </office:meta>
</office:document-meta>
</file>